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Gentium" svg:font-family="Gentium" style:font-pitch="variable"/>
    <style:font-face style:name="TheMixBlack" svg:font-family="TheMixBlack" style:font-pitch="variable"/>
    <style:font-face style:name="Bitstream Charter" svg:font-family="'Bitstream Charter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heMixBlack" fo:font-size="130pt" officeooo:paragraph-rsid="00104508" fo:background-color="#ffffff" style:font-size-asian="130pt" style:font-size-complex="130pt"/>
    </style:style>
    <style:style style:name="P2" style:family="paragraph" style:parent-style-name="Standard">
      <style:paragraph-properties fo:text-align="center" style:justify-single-word="false"/>
      <style:text-properties style:font-name="TheMixBlack" fo:font-size="130pt" officeooo:paragraph-rsid="000ff193" fo:background-color="#00ff00" style:font-size-asian="130pt" style:font-size-complex="130pt"/>
    </style:style>
    <style:style style:name="P3" style:family="paragraph" style:parent-style-name="Standard">
      <style:paragraph-properties fo:text-align="center" style:justify-single-word="false"/>
      <style:text-properties style:font-name="TheMixBlack" fo:font-size="18pt" officeooo:paragraph-rsid="000f33d0" fo:background-color="#ffb515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Bitstream Charter" fo:font-size="18pt" officeooo:paragraph-rsid="000f33d0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Bitstream Charter" fo:font-size="18pt" officeooo:paragraph-rsid="000f33d0" fo:background-color="transparent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Bitstream Charter" fo:font-size="18pt" officeooo:paragraph-rsid="000ff193" fo:background-color="#00ff00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Bitstream Charter" fo:font-size="18pt" officeooo:paragraph-rsid="000ff193" fo:background-color="#ffffff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Bitstream Charter" fo:font-size="18pt" officeooo:paragraph-rsid="00104508" fo:background-color="#ffffff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Gentium" fo:font-size="72pt" officeooo:rsid="000f33d0" officeooo:paragraph-rsid="000f33d0" style:font-size-asian="72pt" style:font-size-complex="72pt"/>
    </style:style>
    <style:style style:name="P10" style:family="paragraph" style:parent-style-name="Standard">
      <style:paragraph-properties fo:text-align="center" style:justify-single-word="false"/>
      <style:text-properties style:font-name="Gentium" fo:font-size="72pt" officeooo:rsid="000f33d0" officeooo:paragraph-rsid="000ff193" fo:background-color="#ffffff" style:font-size-asian="72pt" style:font-size-complex="72pt"/>
    </style:style>
    <style:style style:name="P11" style:family="paragraph" style:parent-style-name="Standard">
      <style:paragraph-properties fo:text-align="center" style:justify-single-word="false"/>
      <style:text-properties style:font-name="Gentium" fo:font-size="72pt" officeooo:rsid="000f33d0" officeooo:paragraph-rsid="00104508" fo:background-color="#ffffff" style:font-size-asian="72pt" style:font-size-complex="72pt"/>
    </style:style>
    <style:style style:name="P12" style:family="paragraph" style:parent-style-name="Standard">
      <style:paragraph-properties fo:text-align="center" style:justify-single-word="false"/>
      <style:text-properties style:font-name="TheMixBlack" fo:font-size="140pt" officeooo:rsid="000f33d0" officeooo:paragraph-rsid="000f33d0" fo:background-color="#ff0000" style:font-size-asian="140pt" style:font-size-complex="140pt"/>
    </style:style>
    <style:style style:name="P13" style:family="paragraph" style:parent-style-name="Standard">
      <style:paragraph-properties fo:text-align="center" style:justify-single-word="false"/>
      <style:text-properties style:font-name="TheMixBlack" fo:font-size="130pt" officeooo:rsid="000f33d0" officeooo:paragraph-rsid="000f33d0" fo:background-color="#ffb515" style:font-size-asian="130pt" style:font-size-complex="130pt"/>
    </style:style>
    <style:style style:name="P14" style:family="paragraph" style:parent-style-name="Standard">
      <style:paragraph-properties fo:text-align="center" style:justify-single-word="false"/>
      <style:text-properties style:font-name="Bitstream Charter" fo:font-size="18pt" officeooo:rsid="000f33d0" officeooo:paragraph-rsid="000f33d0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Bitstream Charter" fo:font-size="18pt" officeooo:rsid="00104508" officeooo:paragraph-rsid="00104508" fo:background-color="#ffffff" style:font-size-asian="15.75pt" style:font-size-complex="18pt"/>
    </style:style>
    <style:style style:name="T1" style:family="text">
      <style:text-properties officeooo:rsid="000f33d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33d0" style:font-weight-asian="bold" style:font-weight-complex="bold"/>
    </style:style>
    <style:style style:name="T4" style:family="text">
      <style:text-properties fo:font-weight="bold" officeooo:rsid="00104508" style:font-weight-asian="bold" style:font-weight-complex="bold"/>
    </style:style>
    <style:style style:name="T5" style:family="text">
      <style:text-properties officeooo:rsid="000ff193"/>
    </style:style>
    <style:style style:name="T6" style:family="text">
      <style:text-properties officeooo:rsid="001045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is meeting is classified as</text:p>
      <text:p text:style-name="P12">TLP:RED</text:p>
      <text:p text:style-name="P14"/>
      <text:p text:style-name="P4"><text:span text:style-name="T3">Sources</text:span><text:span text:style-name="T1"> may use TLP: RED when information cannot be effectively acted upon by additional parties, and could lead to impacts on a party's privacy, reputation, or operations if misused. </text:span></text:p>
      <text:p text:style-name="P14"/>
      <text:p text:style-name="P4"><text:span text:style-name="T3">Recipients</text:span><text:span text:style-name="T1"> may not share TLP: RED information with any parties outside of the specific exchange, meeting, or conversation in which it is originally disclosed.</text:span></text:p>
      <text:p text:style-name="P9"><text:soft-page-break/>This meeting is classified as</text:p>
      <text:p text:style-name="P13">TLP:AMBER</text:p>
      <text:p text:style-name="P3"/>
      <text:p text:style-name="P5"><text:span text:style-name="T2">Sources</text:span> may use TLP: AMBER when information requires support to be effectively acted upon, but carries risks to privacy, reputation, or operations if shared outside of the organizations involved. </text:p>
      <text:p text:style-name="P5"/>
      <text:p text:style-name="P5"><text:span text:style-name="T2">Recipients </text:span>may only share TLP: AMBER information with members of their own organization who need to know, and only as widely as necessary to act on that information.</text:p>
      <text:p text:style-name="P10"><text:soft-page-break/>This meeting is classified as</text:p>
      <text:p text:style-name="P2"><text:span text:style-name="T1">TLP:</text:span><text:span text:style-name="T5">GREEN</text:span></text:p>
      <text:p text:style-name="P6"/>
      <text:p text:style-name="P7"><text:span text:style-name="T2">Sources</text:span> may use TLP: GREEN when information is useful for the awareness of all participating organizations as well as with peers within the broader community or sector. </text:p>
      <text:p text:style-name="P7"/>
      <text:p text:style-name="P7"><text:span text:style-name="T2">Recipients</text:span> may share TLP: GREEN information with peers and partner organizations within their sector or community, but not via publicly accessible channels.</text:p>
      <text:p text:style-name="P7"/>
      <text:p text:style-name="P11"><text:soft-page-break/>This meeting is classified as</text:p>
      <text:p text:style-name="P1"><text:span text:style-name="T1">TLP:</text:span><text:span text:style-name="T6">WHITE</text:span></text:p>
      <text:p text:style-name="P8"><text:span text:style-name="T4">Sources</text:span><text:span text:style-name="T6"> may use TLP: WHITE when information carries minimal or no foreseeable risk of misuse, in accordance with applicable rules and procedures for public release. </text:span></text:p>
      <text:p text:style-name="P15"/>
      <text:p text:style-name="P15"/>
      <text:p text:style-name="P15"/>
      <text:p text:style-name="P15">TLP: WHITE information may be distributed without restriction, subject to copyright contro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Gentium" svg:font-family="Gentium" style:font-pitch="variable"/>
    <style:font-face style:name="TheMixBlack" svg:font-family="TheMixBlack" style:font-pitch="variable"/>
    <style:font-face style:name="Bitstream Charter" svg:font-family="'Bitstream Charter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re Dulaunoy</meta:initial-creator>
    <meta:creation-date>2012-12-10T11:32:57</meta:creation-date>
    <dc:date>2012-12-10T22:26:35</dc:date>
    <dc:creator>Alexandre Dulaunoy</dc:creator>
    <meta:editing-duration>PT00H35M52S</meta:editing-duration>
    <meta:editing-cycles>5</meta:editing-cycles>
    <meta:generator>OpenOffice.org/3.2$Unix OpenOffice.org_project/320m19$Build-9505</meta:generator>
    <meta:printed-by>Alexandre Dulaunoy</meta:printed-by>
    <meta:print-date>2012-12-10T11:59:32</meta:print-date>
    <dc:title>TLP Classification - Meeting</dc:title>
    <meta:document-statistic meta:table-count="0" meta:image-count="0" meta:object-count="0" meta:page-count="4" meta:paragraph-count="16" meta:word-count="220" meta:character-count="1436"/>
  </office:meta>
</office:document-meta>
</file>